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399cm"/>
    </style:style>
    <style:style style:name="gr2" style:family="graphic" style:parent-style-name="objectwithoutfill">
      <style:graphic-properties draw:stroke="dash" draw:stroke-dash="Ultrafine_20_Dashed" draw:fill="none" draw:textarea-vertical-align="middl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stroke="solid" draw:stroke-dash="Ultrafine_20_Dashed" draw:marker-end="Diamond_20_unfilled" draw:fill="none" draw:textarea-vertical-align="middle"/>
    </style:style>
    <style:style style:name="gr5" style:family="graphic" style:parent-style-name="objectwithoutfill">
      <style:graphic-properties draw:marker-end="Diamond" draw:fill="none" draw:textarea-vertical-align="middle"/>
    </style:style>
    <style:style style:name="gr6" style:family="graphic" style:parent-style-name="objectwithoutfill">
      <style:graphic-properties draw:stroke="solid" draw:stroke-dash="Ultrafine_20_Dashed" draw:marker-end="Triangle_20_unfilled" draw:fill="none" draw:textarea-vertical-align="middle"/>
    </style:style>
    <style:style style:name="gr7" style:family="graphic" style:parent-style-name="objectwithoutfill">
      <style:graphic-properties draw:stroke="dash" draw:stroke-dash="Ultrafine_20_Dashed" draw:marker-end="Triangle_20_unfilled" draw:fill="none" draw:textarea-vertical-align="middle"/>
    </style:style>
    <style:style style:name="P1" style:family="paragraph">
      <style:text-properties fo:font-family="'Times New Roman'" style:font-style-name="Italic" style:font-family-generic="roman" style:font-pitch="variable"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family="'Times New Roman'" style:font-style-name="Italic" style:font-family-generic="roman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3.048cm" svg:height="0.649cm" svg:x="3.54cm" svg:y="2.651cm">
          <draw:text-box>
            <text:p><text:span text:style-name="T1">Dependency</text:span></text:p>
          </draw:text-box>
        </draw:frame>
        <draw:frame draw:style-name="gr1" draw:text-style-name="P1" xml:id="id2" draw:id="id2" draw:layer="layout" svg:width="3.048cm" svg:height="0.649cm" svg:x="7.64cm" svg:y="2.652cm">
          <draw:text-box>
            <text:p><text:span text:style-name="T1">Dependency</text:span></text:p>
          </draw:text-box>
        </draw:frame>
        <draw:connector draw:style-name="gr2" draw:text-style-name="P2" draw:layer="layout" draw:type="line" svg:x1="6.588cm" svg:y1="2.975cm" svg:x2="7.64cm" svg:y2="2.976cm" draw:start-shape="id1" draw:start-glue-point="1" draw:end-shape="id2" draw:end-glue-point="3" svg:d="M6588 2975l1052 1">
          <text:p/>
        </draw:connector>
        <draw:frame draw:style-name="gr1" draw:text-style-name="P1" xml:id="id3" draw:id="id3" draw:layer="layout" svg:width="3.048cm" svg:height="0.649cm" svg:x="3.54cm" svg:y="3.251cm">
          <draw:text-box>
            <text:p><text:span text:style-name="T1">Association</text:span></text:p>
          </draw:text-box>
        </draw:frame>
        <draw:frame draw:style-name="gr1" draw:text-style-name="P1" xml:id="id4" draw:id="id4" draw:layer="layout" svg:width="3.048cm" svg:height="0.649cm" svg:x="7.64cm" svg:y="3.252cm">
          <draw:text-box>
            <text:p><text:span text:style-name="T1">Association</text:span></text:p>
          </draw:text-box>
        </draw:frame>
        <draw:connector draw:style-name="gr3" draw:text-style-name="P2" draw:layer="layout" draw:type="line" svg:x1="6.588cm" svg:y1="3.575cm" svg:x2="7.64cm" svg:y2="3.576cm" draw:start-shape="id3" draw:start-glue-point="1" draw:end-shape="id4" draw:end-glue-point="3" svg:d="M6588 3575l1052 1">
          <text:p/>
        </draw:connector>
        <draw:frame draw:style-name="gr1" draw:text-style-name="P1" xml:id="id5" draw:id="id5" draw:layer="layout" svg:width="3.048cm" svg:height="0.649cm" svg:x="3.54cm" svg:y="3.851cm">
          <draw:text-box>
            <text:p><text:span text:style-name="T1">Aggregation</text:span></text:p>
          </draw:text-box>
        </draw:frame>
        <draw:frame draw:style-name="gr1" draw:text-style-name="P1" xml:id="id6" draw:id="id6" draw:layer="layout" svg:width="3.048cm" svg:height="0.649cm" svg:x="7.64cm" svg:y="3.852cm">
          <draw:text-box>
            <text:p><text:span text:style-name="T1">Aggregation</text:span></text:p>
          </draw:text-box>
        </draw:frame>
        <draw:connector draw:style-name="gr4" draw:text-style-name="P2" draw:layer="layout" draw:type="line" svg:x1="6.588cm" svg:y1="4.175cm" svg:x2="7.64cm" svg:y2="4.176cm" draw:start-shape="id5" draw:start-glue-point="1" draw:end-shape="id6" draw:end-glue-point="3" svg:d="M6588 4175l1052 1">
          <text:p/>
        </draw:connector>
        <draw:frame draw:style-name="gr1" draw:text-style-name="P1" xml:id="id7" draw:id="id7" draw:layer="layout" svg:width="3.048cm" svg:height="0.649cm" svg:x="3.54cm" svg:y="4.451cm">
          <draw:text-box>
            <text:p><text:span text:style-name="T1">Composition</text:span></text:p>
          </draw:text-box>
        </draw:frame>
        <draw:frame draw:style-name="gr1" draw:text-style-name="P1" xml:id="id8" draw:id="id8" draw:layer="layout" svg:width="3.048cm" svg:height="0.649cm" svg:x="7.64cm" svg:y="4.452cm">
          <draw:text-box>
            <text:p><text:span text:style-name="T1">Composition</text:span></text:p>
          </draw:text-box>
        </draw:frame>
        <draw:connector draw:style-name="gr5" draw:text-style-name="P2" draw:layer="layout" draw:type="line" svg:x1="6.588cm" svg:y1="4.775cm" svg:x2="7.64cm" svg:y2="4.776cm" draw:start-shape="id7" draw:start-glue-point="1" draw:end-shape="id8" draw:end-glue-point="3" svg:d="M6588 4775l1052 1">
          <text:p/>
        </draw:connector>
        <draw:frame draw:style-name="gr1" draw:text-style-name="P1" xml:id="id9" draw:id="id9" draw:layer="layout" svg:width="3.048cm" svg:height="0.649cm" svg:x="3.54cm" svg:y="5.051cm">
          <draw:text-box>
            <text:p><text:span text:style-name="T1">Inheritance</text:span></text:p>
          </draw:text-box>
        </draw:frame>
        <draw:frame draw:style-name="gr1" draw:text-style-name="P1" xml:id="id10" draw:id="id10" draw:layer="layout" svg:width="3.048cm" svg:height="0.649cm" svg:x="7.64cm" svg:y="5.052cm">
          <draw:text-box>
            <text:p><text:span text:style-name="T1">Inheritance</text:span></text:p>
          </draw:text-box>
        </draw:frame>
        <draw:connector draw:style-name="gr6" draw:text-style-name="P2" draw:layer="layout" draw:type="line" svg:x1="6.588cm" svg:y1="5.375cm" svg:x2="7.64cm" svg:y2="5.376cm" draw:start-shape="id9" draw:start-glue-point="1" draw:end-shape="id10" draw:end-glue-point="3" svg:d="M6588 5375l1052 1">
          <text:p/>
        </draw:connector>
        <draw:frame draw:style-name="gr1" draw:text-style-name="P1" xml:id="id11" draw:id="id11" draw:layer="layout" svg:width="3.048cm" svg:height="0.649cm" svg:x="3.54cm" svg:y="5.651cm">
          <draw:text-box>
            <text:p><text:span text:style-name="T1">Implementation</text:span></text:p>
          </draw:text-box>
        </draw:frame>
        <draw:frame draw:style-name="gr1" draw:text-style-name="P1" xml:id="id12" draw:id="id12" draw:layer="layout" svg:width="3.048cm" svg:height="0.649cm" svg:x="7.64cm" svg:y="5.652cm">
          <draw:text-box>
            <text:p><text:span text:style-name="T1">Implementation</text:span></text:p>
          </draw:text-box>
        </draw:frame>
        <draw:connector draw:style-name="gr7" draw:text-style-name="P2" draw:layer="layout" draw:type="line" svg:x1="6.588cm" svg:y1="5.975cm" svg:x2="7.64cm" svg:y2="5.976cm" draw:start-shape="id11" draw:start-glue-point="1" draw:end-shape="id12" draw:end-glue-point="3" svg:d="M6588 5975l1052 1">
          <text:p/>
        </draw:connector>
        <draw:frame draw:style-name="gr1" draw:text-style-name="P1" xml:id="id13" draw:id="id13" draw:layer="layout" svg:width="3.048cm" svg:height="0.649cm" svg:x="3.671cm" svg:y="8.874cm">
          <draw:text-box>
            <text:p><text:span text:style-name="T1">Dependency</text:span></text:p>
          </draw:text-box>
        </draw:frame>
        <draw:connector draw:style-name="gr2" draw:text-style-name="P2" draw:layer="layout" draw:type="line" svg:x1="2.619cm" svg:y1="9.197cm" svg:x2="3.671cm" svg:y2="9.198cm" draw:end-shape="id13" draw:end-glue-point="3" svg:d="M2619 9197l1052 1">
          <text:p/>
        </draw:connector>
        <draw:frame draw:style-name="gr1" draw:text-style-name="P1" xml:id="id14" draw:id="id14" draw:layer="layout" svg:width="3.048cm" svg:height="0.649cm" svg:x="3.671cm" svg:y="9.474cm">
          <draw:text-box>
            <text:p><text:span text:style-name="T1">Association</text:span></text:p>
          </draw:text-box>
        </draw:frame>
        <draw:connector draw:style-name="gr3" draw:text-style-name="P2" draw:layer="layout" draw:type="line" svg:x1="2.619cm" svg:y1="9.797cm" svg:x2="3.671cm" svg:y2="9.798cm" draw:end-shape="id14" draw:end-glue-point="3" svg:d="M2619 9797l1052 1">
          <text:p/>
        </draw:connector>
        <draw:frame draw:style-name="gr1" draw:text-style-name="P1" xml:id="id15" draw:id="id15" draw:layer="layout" svg:width="3.048cm" svg:height="0.649cm" svg:x="3.671cm" svg:y="10.074cm">
          <draw:text-box>
            <text:p><text:span text:style-name="T1">Aggregation</text:span></text:p>
          </draw:text-box>
        </draw:frame>
        <draw:connector draw:style-name="gr4" draw:text-style-name="P2" draw:layer="layout" draw:type="line" svg:x1="2.619cm" svg:y1="10.397cm" svg:x2="3.671cm" svg:y2="10.398cm" draw:end-shape="id15" draw:end-glue-point="3" svg:d="M2619 10397l1052 1">
          <text:p/>
        </draw:connector>
        <draw:frame draw:style-name="gr1" draw:text-style-name="P1" xml:id="id16" draw:id="id16" draw:layer="layout" svg:width="3.048cm" svg:height="0.649cm" svg:x="7.316cm" svg:y="8.897cm">
          <draw:text-box>
            <text:p><text:span text:style-name="T1">Composition</text:span></text:p>
          </draw:text-box>
        </draw:frame>
        <draw:connector draw:style-name="gr5" draw:text-style-name="P2" draw:layer="layout" draw:type="line" svg:x1="6.264cm" svg:y1="9.22cm" svg:x2="7.316cm" svg:y2="9.221cm" draw:end-shape="id16" draw:end-glue-point="3" svg:d="M6264 9220l1052 1">
          <text:p/>
        </draw:connector>
        <draw:frame draw:style-name="gr1" draw:text-style-name="P1" xml:id="id17" draw:id="id17" draw:layer="layout" svg:width="3.048cm" svg:height="0.649cm" svg:x="7.316cm" svg:y="9.497cm">
          <draw:text-box>
            <text:p><text:span text:style-name="T1">Inheritance</text:span></text:p>
          </draw:text-box>
        </draw:frame>
        <draw:connector draw:style-name="gr6" draw:text-style-name="P2" draw:layer="layout" draw:type="line" svg:x1="6.264cm" svg:y1="9.82cm" svg:x2="7.316cm" svg:y2="9.821cm" draw:end-shape="id17" draw:end-glue-point="3" svg:d="M6264 9820l1052 1">
          <text:p/>
        </draw:connector>
        <draw:frame draw:style-name="gr1" draw:text-style-name="P1" xml:id="id18" draw:id="id18" draw:layer="layout" svg:width="3.048cm" svg:height="0.649cm" svg:x="7.316cm" svg:y="10.097cm">
          <draw:text-box>
            <text:p><text:span text:style-name="T1">Implementation</text:span></text:p>
          </draw:text-box>
        </draw:frame>
        <draw:connector draw:style-name="gr7" draw:text-style-name="P2" draw:layer="layout" draw:type="line" svg:x1="6.264cm" svg:y1="10.42cm" svg:x2="7.316cm" svg:y2="10.421cm" draw:end-shape="id18" draw:end-glue-point="3" svg:d="M6264 10420l1052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Diamond" svg:viewBox="0 0 3000 6000" svg:d="M1500 0l1500 3000-1500 3000-1500-3000z"/>
    <draw:marker draw:name="Diamond_20_unfilled" draw:display-name="Diamond unfilled" svg:viewBox="0 0 3000 6000" svg:d="M1500 0l1500 3000-1500 3000-1500-3000zM1500 447l-1276 2553 1276 2553 1276-2553z"/>
    <draw:marker draw:name="Triangle_20_unfilled" draw:display-name="Triangle unfilled" svg:viewBox="0 0 3000 3000" svg:d="M1500 0l1500 3000h-3000zM1500 447l-1176 2353h235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oc Nguyen</meta:initial-creator>
    <meta:creation-date>2015-12-13T22:37:10.44</meta:creation-date>
    <dc:date>2015-12-14T22:38:00</dc:date>
    <dc:creator>Loc Nguyen</dc:creator>
    <meta:editing-duration>PT5M57S</meta:editing-duration>
    <meta:editing-cycles>2</meta:editing-cycles>
    <meta:generator>OpenOffice/4.1.1$Win32 OpenOffice.org_project/411m6$Build-9775</meta:generator>
    <meta:document-statistic meta:object-count="30"/>
  </office:meta>
</office:document-meta>
</file>